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1.8134in"/>
    </style:style>
    <style:style style:name="co7" style:family="table-column">
      <style:table-column-properties fo:break-before="auto" style:column-width="3.986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ce4"/>
        <table:table-column table:style-name="co7" table:default-cell-style-name="Default"/>
        <table:table-row table:style-name="ro3">
          <table:table-cell table:style-name="ce1" office:value-type="string">
            <text:p>Rotator configuration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2" office:value-type="string">
            <text:p>Comman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Usage</text:p>
          </table:table-cell>
          <table:table-cell table:style-name="ce3" office:value-type="string">
            <text:p>Example</text:p>
          </table:table-cell>
          <table:table-cell/>
        </table:table-row>
        <table:table-row table:style-name="ro2">
          <table:table-cell office:value-type="string">
            <text:p>help</text:p>
          </table:table-cell>
          <table:table-cell office:value-type="string">
            <text:p>Shows the help</text:p>
          </table:table-cell>
          <table:table-cell office:value-type="string">
            <text:p>help&lt;cr&gt;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wl</text:p>
          </table:table-cell>
          <table:table-cell office:value-type="string">
            <text:p>Set the rotator start angle</text:p>
          </table:table-cell>
          <table:table-cell office:value-type="string">
            <text:p>cwl &lt;degrees&gt;</text:p>
          </table:table-cell>
          <table:table-cell office:value-type="string">
            <text:p>Cwl 360</text:p>
          </table:table-cell>
          <table:table-cell/>
        </table:table-row>
        <table:table-row table:style-name="ro2">
          <table:table-cell office:value-type="string">
            <text:p>ccwl</text:p>
          </table:table-cell>
          <table:table-cell office:value-type="string">
            <text:p>Set the rotator stop angle</text:p>
          </table:table-cell>
          <table:table-cell office:value-type="string">
            <text:p>ccwl &lt;degrees&gt;</text:p>
          </table:table-cell>
          <table:table-cell office:value-type="string">
            <text:p>Ccwl 0</text:p>
          </table:table-cell>
          <table:table-cell/>
        </table:table-row>
        <table:table-row table:style-name="ro2">
          <table:table-cell office:value-type="string">
            <text:p>brkdelay</text:p>
          </table:table-cell>
          <table:table-cell office:value-type="string">
            <text:p>Set the rotator break delay</text:p>
          </table:table-cell>
          <table:table-cell office:value-type="string">
            <text:p>brkdelay &lt;ms/100&gt;</text:p>
          </table:table-cell>
          <table:table-cell office:value-type="string">
            <text:p>brkdelay 5</text:p>
          </table:table-cell>
          <table:table-cell office:value-type="string">
            <text:p>Sets the break delay to 500 ms</text:p>
          </table:table-cell>
        </table:table-row>
        <table:table-row table:style-name="ro2">
          <table:table-cell office:value-type="string">
            <text:p>rotdelay</text:p>
          </table:table-cell>
          <table:table-cell office:value-type="string">
            <text:p>Set the rotator delay</text:p>
          </table:table-cell>
          <table:table-cell office:value-type="string">
            <text:p>rotdelay &lt;seconds&gt;</text:p>
          </table:table-cell>
          <table:table-cell office:value-type="string">
            <text:p>Rotdelay 10</text:p>
          </table:table-cell>
          <table:table-cell office:value-type="string">
            <text:p>Sets the delay until you are able to rotate the antenna again</text:p>
          </table:table-cell>
        </table:table-row>
        <table:table-row table:style-name="ro2">
          <table:table-cell office:value-type="string">
            <text:p>setcwlimit</text:p>
          </table:table-cell>
          <table:table-cell office:value-type="string">
            <text:p>Set the CW rotation limit</text:p>
          </table:table-cell>
          <table:table-cell office:value-type="string">
            <text:p>setcwlimit</text:p>
          </table:table-cell>
          <table:table-cell office:value-type="string">
            <text:p>setcwlimit</text:p>
          </table:table-cell>
          <table:table-cell office:value-type="string">
            <text:p>Will save the current A/D value as the CW limit</text:p>
          </table:table-cell>
        </table:table-row>
        <table:table-row table:style-name="ro2">
          <table:table-cell office:value-type="string">
            <text:p>setccwlimit</text:p>
          </table:table-cell>
          <table:table-cell office:value-type="string">
            <text:p>Set the CCW rotation limit</text:p>
          </table:table-cell>
          <table:table-cell office:value-type="string">
            <text:p>setccwlimit</text:p>
          </table:table-cell>
          <table:table-cell office:value-type="string">
            <text:p>setccwlimit</text:p>
          </table:table-cell>
          <table:table-cell office:value-type="string">
            <text:p>Will save the current A/D value as the CCW limit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headinput</text:p>
          </table:table-cell>
          <table:table-cell office:value-type="string">
            <text:p>Set the input for the heading</text:p>
          </table:table-cell>
          <table:table-cell office:value-type="string">
            <text:p>headinput &lt;index&gt;</text:p>
          </table:table-cell>
          <table:table-cell office:value-type="string">
            <text:p>Headinput 2</text:p>
          </table:table-cell>
          <table:table-cell office:value-type="string">
            <text:p>1 = A/D POT #1</text:p>
          </table:table-cell>
        </table:table-row>
        <table:table-row table:style-name="ro2">
          <table:table-cell table:number-columns-repeated="4"/>
          <table:table-cell office:value-type="string">
            <text:p>2 = A/D POT #2</text:p>
          </table:table-cell>
        </table:table-row>
        <table:table-row table:style-name="ro2">
          <table:table-cell table:number-columns-repeated="4"/>
          <table:table-cell office:value-type="string">
            <text:p>3 = Pulse sensor active high</text:p>
          </table:table-cell>
        </table:table-row>
        <table:table-row table:style-name="ro2">
          <table:table-cell table:number-columns-repeated="4"/>
          <table:table-cell office:value-type="string">
            <text:p>4 = Pulse sensor active low</text:p>
          </table:table-cell>
        </table:table-row>
        <table:table-row table:style-name="ro2">
          <table:table-cell table:number-columns-repeated="4"/>
          <table:table-cell office:value-type="string">
            <text:p>No argument → shows the current sett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rotmode</text:p>
          </table:table-cell>
          <table:table-cell office:value-type="string">
            <text:p>Set the rotator mode</text:p>
          </table:table-cell>
          <table:table-cell office:value-type="string">
            <text:p>rotmode &lt;index&gt;</text:p>
          </table:table-cell>
          <table:table-cell office:value-type="string">
            <text:p>rotmode 1</text:p>
          </table:table-cell>
          <table:table-cell office:value-type="string">
            <text:p>1 = Rotator mode hardwired</text:p>
          </table:table-cell>
        </table:table-row>
        <table:table-row table:style-name="ro2">
          <table:table-cell table:number-columns-repeated="3"/>
          <table:table-cell table:style-name="Default"/>
          <table:table-cell office:value-type="string">
            <text:p>2 = Rotator mode RS232</text:p>
          </table:table-cell>
        </table:table-row>
        <table:table-row table:style-name="ro2">
          <table:table-cell table:number-columns-repeated="4"/>
          <table:table-cell office:value-type="string">
            <text:p>3 = Rotator mode DCU1</text:p>
          </table:table-cell>
        </table:table-row>
        <table:table-row table:style-name="ro2">
          <table:table-cell table:number-columns-repeated="4"/>
          <table:table-cell office:value-type="string">
            <text:p>No argument → shows the current sett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woutput</text:p>
          </table:table-cell>
          <table:table-cell office:value-type="string">
            <text:p>Set the CW rotation output</text:p>
          </table:table-cell>
          <table:table-cell office:value-type="string">
            <text:p>cwoutput &lt;output index&gt;</text:p>
          </table:table-cell>
          <table:table-cell office:value-type="string">
            <text:p>Cwoutput 4</text:p>
          </table:table-cell>
          <table:table-cell office:value-type="string">
            <text:p>0 = None</text:p>
          </table:table-cell>
        </table:table-row>
        <table:table-row table:style-name="ro2">
          <table:table-cell table:number-columns-repeated="4"/>
          <table:table-cell office:value-type="string">
            <text:p>1 = Output FET 1</text:p>
          </table:table-cell>
        </table:table-row>
        <table:table-row table:style-name="ro2">
          <table:table-cell table:number-columns-repeated="4"/>
          <table:table-cell office:value-type="string">
            <text:p>2 = Output FET 2</text:p>
          </table:table-cell>
        </table:table-row>
        <table:table-row table:style-name="ro2">
          <table:table-cell table:number-columns-repeated="4"/>
          <table:table-cell office:value-type="string">
            <text:p>3 = Output FET 3</text:p>
          </table:table-cell>
        </table:table-row>
        <table:table-row table:style-name="ro2">
          <table:table-cell table:number-columns-repeated="4"/>
          <table:table-cell office:value-type="string">
            <text:p>4 = Output FET 4</text:p>
          </table:table-cell>
        </table:table-row>
        <table:table-row table:style-name="ro2">
          <table:table-cell table:number-columns-repeated="4"/>
          <table:table-cell office:value-type="string">
            <text:p>5 = Output RELAY 1</text:p>
          </table:table-cell>
        </table:table-row>
        <table:table-row table:style-name="ro2">
          <table:table-cell table:number-columns-repeated="4"/>
          <table:table-cell office:value-type="string">
            <text:p>6 = Output RELAY 2</text:p>
          </table:table-cell>
        </table:table-row>
        <table:table-row table:style-name="ro2">
          <table:table-cell table:number-columns-repeated="4"/>
          <table:table-cell office:value-type="string">
            <text:p>7 = Output RELAY 3</text:p>
          </table:table-cell>
        </table:table-row>
        <table:table-row table:style-name="ro2">
          <table:table-cell table:number-columns-repeated="4"/>
          <table:table-cell office:value-type="string">
            <text:p>8 = Output RELAY 4</text:p>
          </table:table-cell>
        </table:table-row>
        <table:table-row table:style-name="ro2">
          <table:table-cell table:number-columns-repeated="4"/>
          <table:table-cell office:value-type="string">
            <text:p>No argument → shows the current sett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cwoutput</text:p>
          </table:table-cell>
          <table:table-cell office:value-type="string">
            <text:p>Set the CCW rotation output</text:p>
          </table:table-cell>
          <table:table-cell office:value-type="string">
            <text:p>ccwoutput &lt;output index&gt;</text:p>
          </table:table-cell>
          <table:table-cell office:value-type="string">
            <text:p>ccwoutput 5</text:p>
          </table:table-cell>
          <table:table-cell office:value-type="string">
            <text:p>0 = None</text:p>
          </table:table-cell>
        </table:table-row>
        <table:table-row table:style-name="ro2">
          <table:table-cell table:number-columns-repeated="4"/>
          <table:table-cell office:value-type="string">
            <text:p>1 = Output FET 1</text:p>
          </table:table-cell>
        </table:table-row>
        <table:table-row table:style-name="ro2">
          <table:table-cell table:number-columns-repeated="4"/>
          <table:table-cell office:value-type="string">
            <text:p>2 = Output FET 2</text:p>
          </table:table-cell>
        </table:table-row>
        <table:table-row table:style-name="ro2">
          <table:table-cell table:number-columns-repeated="4"/>
          <table:table-cell office:value-type="string">
            <text:p>3 = Output FET 3</text:p>
          </table:table-cell>
        </table:table-row>
        <table:table-row table:style-name="ro2">
          <table:table-cell table:number-columns-repeated="4"/>
          <table:table-cell office:value-type="string">
            <text:p>4 = Output FET 4</text:p>
          </table:table-cell>
        </table:table-row>
        <table:table-row table:style-name="ro2">
          <table:table-cell table:number-columns-repeated="4"/>
          <table:table-cell office:value-type="string">
            <text:p>5 = Output RELAY 1</text:p>
          </table:table-cell>
        </table:table-row>
        <table:table-row table:style-name="ro2">
          <table:table-cell table:number-columns-repeated="4"/>
          <table:table-cell office:value-type="string">
            <text:p>6 = Output RELAY 2</text:p>
          </table:table-cell>
        </table:table-row>
        <table:table-row table:style-name="ro2">
          <table:table-cell table:number-columns-repeated="4"/>
          <table:table-cell office:value-type="string">
            <text:p>7 = Output RELAY 3</text:p>
          </table:table-cell>
        </table:table-row>
        <table:table-row table:style-name="ro2">
          <table:table-cell table:number-columns-repeated="3"/>
          <table:table-cell table:style-name="Default"/>
          <table:table-cell office:value-type="string">
            <text:p>8 = Output RELAY 4</text:p>
          </table:table-cell>
        </table:table-row>
        <table:table-row table:style-name="ro2">
          <table:table-cell table:number-columns-repeated="3"/>
          <table:table-cell table:style-name="Default"/>
          <table:table-cell office:value-type="string">
            <text:p>No argument → shows the current setting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brkoutput</text:p>
          </table:table-cell>
          <table:table-cell office:value-type="string">
            <text:p>Set the break output</text:p>
          </table:table-cell>
          <table:table-cell office:value-type="string">
            <text:p>brkoutput &lt;output index&gt;</text:p>
          </table:table-cell>
          <table:table-cell office:value-type="string">
            <text:p>brkoutput 5</text:p>
          </table:table-cell>
          <table:table-cell office:value-type="string">
            <text:p>0 = None</text:p>
          </table:table-cell>
        </table:table-row>
        <table:table-row table:style-name="ro2">
          <table:table-cell table:number-columns-repeated="4"/>
          <table:table-cell office:value-type="string">
            <text:p>1 = Output FET 1</text:p>
          </table:table-cell>
        </table:table-row>
        <table:table-row table:style-name="ro2">
          <table:table-cell table:number-columns-repeated="4"/>
          <table:table-cell office:value-type="string">
            <text:p>2 = Output FET 2</text:p>
          </table:table-cell>
        </table:table-row>
        <table:table-row table:style-name="ro2">
          <table:table-cell table:number-columns-repeated="4"/>
          <table:table-cell office:value-type="string">
            <text:p>3 = Output FET 3</text:p>
          </table:table-cell>
        </table:table-row>
        <table:table-row table:style-name="ro2">
          <table:table-cell table:number-columns-repeated="4"/>
          <table:table-cell office:value-type="string">
            <text:p>4 = Output FET 4</text:p>
          </table:table-cell>
        </table:table-row>
        <table:table-row table:style-name="ro2">
          <table:table-cell table:number-columns-repeated="4"/>
          <table:table-cell office:value-type="string">
            <text:p>5 = Output RELAY 1</text:p>
          </table:table-cell>
        </table:table-row>
        <table:table-row table:style-name="ro2">
          <table:table-cell table:number-columns-repeated="4"/>
          <table:table-cell office:value-type="string">
            <text:p>6 = Output RELAY 2</text:p>
          </table:table-cell>
        </table:table-row>
        <table:table-row table:style-name="ro2">
          <table:table-cell table:number-columns-repeated="4"/>
          <table:table-cell office:value-type="string">
            <text:p>7 = Output RELAY 3</text:p>
          </table:table-cell>
        </table:table-row>
        <table:table-row table:style-name="ro2">
          <table:table-cell table:number-columns-repeated="3"/>
          <table:table-cell table:style-name="Default"/>
          <table:table-cell office:value-type="string">
            <text:p>8 = Output RELAY 4</text:p>
          </table:table-cell>
        </table:table-row>
        <table:table-row table:style-name="ro2">
          <table:table-cell table:number-columns-repeated="3"/>
          <table:table-cell table:style-name="Default"/>
          <table:table-cell office:value-type="string">
            <text:p>No argument → shows the current setting</text:p>
          </table:table-cell>
        </table:table-row>
        <table:table-row table:style-name="ro2" table:number-rows-repeated="2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rotates</text:p>
          </table:table-cell>
          <table:table-cell office:value-type="string">
            <text:p>Set if it rotates over north or south</text:p>
          </table:table-cell>
          <table:table-cell office:value-type="string">
            <text:p>rotates &lt;north/south&gt;</text:p>
          </table:table-cell>
          <table:table-cell table:style-name="Default" office:value-type="string">
            <text:p>rotates north</text:p>
          </table:table-cell>
          <table:table-cell office:value-type="string">
            <text:p>No argument → shows the current setting</text:p>
          </table:table-cell>
        </table:table-row>
        <table:table-row table:style-name="ro2">
          <table:table-cell table:number-columns-repeated="3"/>
          <table:table-cell table:style-name="Default"/>
          <table:table-cell office:value-type="string">
            <text:p>south → sets rotation over south</text:p>
          </table:table-cell>
        </table:table-row>
        <table:table-row table:style-name="ro2">
          <table:table-cell table:number-columns-repeated="3"/>
          <table:table-cell table:style-name="Default"/>
          <table:table-cell office:value-type="string">
            <text:p>north → sets rotation over north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save</text:p>
          </table:table-cell>
          <table:table-cell office:value-type="string">
            <text:p>Saves the settings to the EEPROM</text:p>
          </table:table-cell>
          <table:table-cell table:number-columns-repeated="2" office:value-type="string">
            <text:p>save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number-columns-repeated="3"/>
          <table:table-cell table:style-name="Default"/>
          <table:table-cell office:value-type="string">
            <text:p>Will cause a bus resend but that is OK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All commands except save, setcwlimit and setccwlimit will show their current setting when not supplying any argument</text:p>
          </table:table-cell>
          <table:table-cell table:number-columns-repeated="2"/>
          <table:table-cell table:style-name="Default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22:4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4T17:09:15</meta:creation-date>
    <dc:date>2011-09-05T22:46:13</dc:date>
    <meta:editing-duration>PT02H19M10S</meta:editing-duration>
    <meta:editing-cycles>34</meta:editing-cycles>
    <meta:generator>OpenOffice.org/3.2$Unix OpenOffice.org_project/320m12$Build-9483</meta:generator>
    <meta:document-statistic meta:table-count="3" meta:cell-count="108" meta:object-count="0"/>
  </office:meta>
</office:document-meta>
</file>